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8.15cm" fo:min-width="13.8cm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 fo:min-height="0.894cm" fo:min-width="0.5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4.7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.226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cm" fo:min-width="1.45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5cm" fo:min-width="6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9cm" fo:min-width="1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cm" svg:height="8.4cm" svg:x="4.7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1.5cm" svg:height="1.62cm" svg:x="9.75cm" svg:y="1.1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4" draw:id="id4" draw:layer="layout" svg:width="5.2cm" svg:height="0.9cm" svg:x="7.9cm" svg:y="3.3cm">
          <text:p text:style-name="P2">Start at the root folder /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3.45cm" svg:height="2.2cm" svg:x="8.775cm" svg:y="4.9cm">
          <text:p text:style-name="P1"><text:span text:style-name="T1">Has</text:span> </text:p>
          <text:p text:style-name="P1"><text:span text:style-name="T1">Fil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9.5cm" svg:height="1.1cm" svg:x="5.75cm" svg:y="8.5cm">
          <text:p text:style-name="P1"><text:span text:style-name="T1">1. FileKey = Folder + File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10.5cm" svg:y1="7.1cm" svg:x2="10.5cm" svg:y2="8.5cm" draw:start-shape="id1" draw:start-glue-point="6" draw:end-shape="id2" svg:d="M10500 7100v502 397 501" svg:viewBox="0 0 1 1401">
          <text:p text:style-name="P1"><text:span text:style-name="T1">Yes</text:span></text:p>
        </draw:connector>
        <draw:custom-shape draw:style-name="gr7" draw:text-style-name="P1" draw:layer="layout" svg:width="3.9cm" svg:height="3.1cm" svg:x="8.55cm" svg:y="10.4cm">
          <text:p text:style-name="P2">FileKey </text:p>
          <text:p text:style-name="P2">in DB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6.6cm" svg:height="1cm" svg:x="7.2cm" svg:y="14.1cm">
          <text:p text:style-name="P2">Add FileKey to D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s" svg:x1="10.5cm" svg:y1="2.79cm" svg:x2="10.5cm" svg:y2="3.3cm" draw:start-shape="id3" draw:start-glue-point="8" draw:end-shape="id4" draw:end-glue-point="4" svg:d="M10500 2790v502-493 501" svg:viewBox="0 0 1 511">
          <text:p/>
        </draw:connector>
        <draw:custom-shape draw:style-name="gr10" draw:text-style-name="P1" draw:layer="layout" svg:width="4.8cm" svg:height="2.3cm" svg:x="2.7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3:15:34.273904321</meta:creation-date>
    <dc:date>2015-10-25T01:17:31.107410609</dc:date>
    <meta:editing-duration>PT45M5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